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6000000861F5E1C16.png" manifest:media-type="image/png"/>
  <manifest:file-entry manifest:full-path="Pictures/10000001000001B10000019DC3C88DD1.png" manifest:media-type="image/png"/>
  <manifest:file-entry manifest:full-path="Pictures/100003FE00000B0F00000B0F50E3C914.svg" manifest:media-type="image/svg+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lef" svg:font-family="Alef" style:font-pitch="variable"/>
    <style:font-face style:name="Arial" svg:font-family="Arial" style:font-family-generic="roman" style:font-pitch="variable"/>
    <style:font-face style:name="Arial Black" svg:font-family="'Arial Black'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system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 style:list-style-name="L2">
      <style:graphic-properties draw:stroke="solid" svg:stroke-width="0.035cm" svg:stroke-color="#666666" draw:marker-start="" draw:marker-start-width="0.252cm" draw:marker-start-center="false" draw:marker-end="" draw:marker-end-width="0.252cm" draw:marker-end-center="false" draw:fill="solid" draw:fill-color="#b2b2b2" draw:textarea-horizontal-align="left" draw:textarea-vertical-align="middle" draw:auto-grow-height="false" fo:min-height="0cm" fo:min-width="0.632cm" fo:padding-top="0.142cm" fo:padding-bottom="0.14cm" fo:padding-left="0.03cm" fo:padding-right="0cm" fo:wrap-option="wrap" draw:shadow="hidden" draw:shadow-offset-x="0.2cm" draw:shadow-offset-y="0.2cm" draw:shadow-color="#808080" loext:decorative="false"/>
    </style:style>
    <style:style style:name="gr3" style:family="graphic" style:parent-style-name="standard" style:list-style-name="L3">
      <style:graphic-properties draw:stroke="solid" svg:stroke-width="0.035cm" svg:stroke-color="#ff3838" draw:marker-start="" draw:marker-start-width="0.252cm" draw:marker-start-center="false" draw:marker-end="" draw:marker-end-width="0.252cm" draw:marker-end-center="false" draw:fill="solid" draw:fill-color="#ff3838" draw:textarea-horizontal-align="left" draw:textarea-vertical-align="middle" draw:auto-grow-height="false" fo:min-height="0.036cm" fo:min-width="0.288cm" fo:padding-top="0.142cm" fo:padding-bottom="0.14cm" fo:padding-left="0.03cm" fo:padding-right="0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4" style:family="graphic" style:parent-style-name="standard" style:list-style-name="L2">
      <style:graphic-properties draw:stroke="solid" draw:stroke-dash="Dashed_20__28_var_29__20_4" svg:stroke-width="0.053cm" svg:stroke-color="#ffffff" draw:marker-start="" draw:marker-start-width="0.2cm" draw:marker-start-center="false" draw:marker-end="" draw:marker-end-width="0.2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fo:wrap-option="wrap" draw:shadow="hidden" draw:shadow-offset-x="0.2cm" draw:shadow-offset-y="0.2cm" draw:shadow-color="#808080" loext:decorative="false"/>
    </style:style>
    <style:style style:name="gr5" style:family="graphic" style:parent-style-name="standard" style:list-style-name="L2">
      <style:graphic-properties draw:stroke="solid" draw:stroke-dash="Dashed_20__28_var_29__20_4" svg:stroke-width="0.053cm" svg:stroke-color="#ffffff" draw:marker-start="" draw:marker-start-width="0.2cm" draw:marker-start-center="false" draw:marker-end="" draw:marker-end-width="0.2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fo:wrap-option="wrap" draw:shadow="hidden" draw:shadow-offset-x="0.2cm" draw:shadow-offset-y="0.2cm" draw:shadow-color="#808080" loext:decorative="false"/>
    </style:style>
    <style:style style:name="gr6" style:family="graphic" style:parent-style-name="standard">
      <style:graphic-properties draw:stroke="none" svg:stroke-color="#bdbdbd" svg:stroke-linecap="round" draw:fill-color="#c5cae9" draw:opacity="67%" draw:textarea-horizontal-align="justify" draw:textarea-vertical-align="middle" draw:auto-grow-height="false" fo:min-height="4.195cm" fo:min-width="4.263cm" draw:shadow="hidden" loext:glow-radius="0cm" loext:softedge-radius="0.035cm" loext:decorative="false"/>
    </style:style>
    <style:style style:name="gr7" style:family="graphic" style:parent-style-name="standard" style:list-style-name="L2">
      <style:graphic-properties draw:stroke="solid" svg:stroke-width="0.035cm" svg:stroke-color="#666666" draw:marker-start="" draw:marker-start-width="0.252cm" draw:marker-start-center="false" draw:marker-end="" draw:marker-end-width="0.252cm" draw:marker-end-center="false" svg:stroke-opacity="40%" draw:fill="solid" draw:fill-color="#b2b2b2" draw:textarea-horizontal-align="justify" draw:textarea-vertical-align="middle" draw:auto-grow-height="false" fo:min-height="0cm" fo:min-width="0.128cm" fo:padding-top="0.142cm" fo:padding-bottom="0.142cm" fo:padding-left="0.267cm" fo:padding-right="0.267cm" fo:wrap-option="wrap" draw:shadow="hidden" draw:shadow-offset-x="0.2cm" draw:shadow-offset-y="0.2cm" draw:shadow-color="#808080" loext:decorative="false"/>
    </style:style>
    <style:style style:name="gr8" style:family="graphic" style:parent-style-name="standard" style:list-style-name="L4">
      <style:graphic-properties draw:stroke="solid" svg:stroke-width="0.035cm" svg:stroke-color="#3faf46" draw:marker-start="" draw:marker-start-width="0.252cm" draw:marker-start-center="false" draw:marker-end="" draw:marker-end-width="0.252cm" draw:marker-end-center="false" svg:stroke-opacity="40%" draw:fill="solid" draw:fill-color="#3faf46" draw:textarea-horizontal-align="justify" draw:textarea-vertical-align="middle" draw:auto-grow-height="false" fo:min-height="0.038cm" fo:min-width="0.308cm" fo:padding-top="0.14cm" fo:padding-bottom="0.14cm" fo:padding-left="0.01cm" fo:padding-right="0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9" style:family="graphic" style:parent-style-name="standard" style:list-style-name="L2">
      <style:graphic-properties draw:stroke="solid" draw:stroke-dash="Dashed_20__28_var_29__20_4" svg:stroke-width="0.053cm" svg:stroke-color="#ffffff" draw:marker-start="" draw:marker-start-width="0.203cm" draw:marker-start-center="false" draw:marker-end="" draw:marker-end-width="0.203cm" draw:marker-end-center="false" svg:stroke-opacity="40%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fo:wrap-option="wrap" draw:shadow="hidden" draw:shadow-offset-x="0.2cm" draw:shadow-offset-y="0.2cm" draw:shadow-color="#808080" loext:decorative="false"/>
    </style:style>
    <style:style style:name="gr10" style:family="graphic" style:parent-style-name="objectwithoutfill">
      <style:graphic-properties svg:stroke-width="0.159cm" svg:stroke-color="#616161" draw:marker-start-width="0.439cm" draw:marker-end-width="0.439cm" svg:stroke-linecap="round" draw:fill="none" draw:textarea-vertical-align="middle" fo:padding-top="0.205cm" fo:padding-bottom="0.205cm" fo:padding-left="0.33cm" fo:padding-right="0.33cm" loext:decorative="false"/>
    </style:style>
    <style:style style:name="gr11" style:family="graphic" style:parent-style-name="standard">
      <style:graphic-properties draw:stroke="none" draw:fill="none" loext:fill-use-slide-background="false" draw:textarea-horizontal-align="justify" draw:textarea-vertical-align="middle" draw:auto-grow-height="false" fo:min-height="0.385cm" fo:min-width="2.991cm" draw:shadow="visible" draw:shadow-offset-x="0.035cm" draw:shadow-offset-y="0.035cm" style:writing-mode="lr-tb" loext:decorative="false"/>
      <style:paragraph-properties style:writing-mode="lr-tb"/>
    </style:style>
    <style:style style:name="gr12" style:family="graphic" style:parent-style-name="standard">
      <style:graphic-properties draw:stroke="none" draw:fill="none" loext:fill-use-slide-background="false" draw:textarea-horizontal-align="justify" draw:textarea-vertical-align="middle" draw:auto-grow-height="false" fo:min-height="0.385cm" fo:min-width="1.723cm" style:writing-mode="lr-tb" loext:decorative="false"/>
      <style:paragraph-properties style:writing-mode="lr-tb"/>
    </style:style>
    <style:style style:name="gr13" style:family="graphic">
      <style:graphic-properties loext:decorative="false"/>
    </style:style>
    <style:style style:name="gr14" style:family="graphic" style:parent-style-name="standard" style:list-style-name="L5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5" style:family="graphic" style:parent-style-name="standard" style:list-style-name="L5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6" style:family="graphic" style:parent-style-name="standard" style:list-style-name="L5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7" style:family="graphic" style:parent-style-name="standard" style:list-style-name="L2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solid" draw:fill-color="#eeeeee" draw:opacity="30%" draw:textarea-horizontal-align="justify" draw:textarea-vertical-align="middle" draw:auto-grow-height="false" fo:min-height="0.751cm" fo:min-width="0.501cm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18" style:family="graphic" style:parent-style-name="standard" style:list-style-name="L2">
      <style:graphic-properties draw:stroke="solid" draw:stroke-dash="Dot" svg:stroke-width="0.028cm" svg:stroke-color="#3465a4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19" style:family="graphic" style:parent-style-name="standard" style:list-style-name="L2">
      <style:graphic-properties draw:stroke="solid" draw:stroke-dash="Dot" svg:stroke-width="0.028cm" svg:stroke-color="#3465a4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20" style:family="graphic" style:parent-style-name="standard" style:list-style-name="L2">
      <style:graphic-properties draw:stroke="solid" draw:stroke-dash="Dot" svg:stroke-width="0.028cm" svg:stroke-color="#3465a4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cm" fo:min-width="0cm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21" style:family="graphic" style:parent-style-name="standard" style:list-style-name="L2">
      <style:graphic-properties draw:stroke="solid" draw:stroke-dash="Dot" svg:stroke-width="0.028cm" svg:stroke-color="#3465a4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cm" fo:min-width="0cm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22" style:family="graphic" style:parent-style-name="standard" style:list-style-name="L2">
      <style:graphic-properties draw:stroke="solid" draw:stroke-dash="Dot" svg:stroke-width="0.028cm" svg:stroke-color="#3465a4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23" style:family="graphic" style:parent-style-name="standard" style:list-style-name="L2">
      <style:graphic-properties draw:stroke="solid" draw:stroke-dash="Dot" svg:stroke-width="0.028cm" svg:stroke-color="#3465a4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24" style:family="graphic" style:parent-style-name="standard">
      <style:graphic-properties draw:stroke="none" draw:fill-color="#c5cae9" draw:textarea-horizontal-align="justify" draw:textarea-vertical-align="middle" draw:auto-grow-height="false" fo:min-height="0.703cm" fo:min-width="3.31cm" style:writing-mode="lr-tb" loext:decorative="false"/>
      <style:paragraph-properties style:writing-mode="lr-tb"/>
    </style:style>
    <style:style style:name="gr25" style:family="graphic" style:parent-style-name="standard">
      <style:graphic-properties svg:stroke-color="#f5f5f5" draw:textarea-horizontal-align="justify" draw:textarea-vertical-align="middle" draw:auto-grow-height="false" fo:min-height="0.978cm" fo:min-width="16.484cm" style:writing-mode="lr-tb" loext:decorative="false"/>
      <style:paragraph-properties style:writing-mode="lr-tb"/>
    </style:style>
    <style:style style:name="gr26" style:family="graphic" style:parent-style-name="standard" style:list-style-name="L2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solid" draw:fill-color="#eeeeee" draw:opacity="30%" draw:textarea-horizontal-align="justify" draw:textarea-vertical-align="top" draw:auto-grow-height="false" fo:min-height="4.43cm" fo:min-width="5.202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27" style:family="graphic" style:parent-style-name="standard" style:list-style-name="L2">
      <style:graphic-properties draw:stroke="solid" svg:stroke-width="0.028cm" svg:stroke-color="#3465a4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top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28" style:family="graphic" style:parent-style-name="standard" style:list-style-name="L2">
      <style:graphic-properties draw:stroke="solid" svg:stroke-width="0.028cm" svg:stroke-color="#3465a4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top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29" style:family="graphic" style:parent-style-name="standard" style:list-style-name="L2">
      <style:graphic-properties draw:stroke="solid" svg:stroke-width="0.028cm" svg:stroke-color="#3465a4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top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30" style:family="graphic" style:parent-style-name="standard" style:list-style-name="L2">
      <style:graphic-properties draw:stroke="solid" svg:stroke-width="0.028cm" svg:stroke-color="#3465a4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top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31" style:family="graphic" style:parent-style-name="standard" style:list-style-name="L2">
      <style:graphic-properties draw:stroke="solid" svg:stroke-width="0.028cm" svg:stroke-color="#3465a4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top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32" style:family="graphic" style:parent-style-name="standard" style:list-style-name="L2">
      <style:graphic-properties draw:stroke="solid" svg:stroke-width="0.028cm" svg:stroke-color="#3465a4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top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33" style:family="graphic" style:parent-style-name="standard" style:list-style-name="L2">
      <style:graphic-properties draw:stroke="solid" svg:stroke-width="0.028cm" svg:stroke-color="#3465a4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top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34" style:family="graphic" style:parent-style-name="standard" style:list-style-name="L2">
      <style:graphic-properties draw:stroke="solid" svg:stroke-width="0.028cm" svg:stroke-color="#3465a4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top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35" style:family="graphic" style:parent-style-name="standard" style:list-style-name="L2">
      <style:graphic-properties draw:stroke="solid" svg:stroke-width="0.028cm" svg:stroke-color="#3465a4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top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36" style:family="graphic" style:parent-style-name="standard" style:list-style-name="L2">
      <style:graphic-properties draw:stroke="solid" svg:stroke-width="0.028cm" svg:stroke-color="#3465a4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top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37" style:family="graphic" style:parent-style-name="standard" style:list-style-name="L2">
      <style:graphic-properties draw:stroke="solid" svg:stroke-width="0.018cm" svg:stroke-color="#ffffff" draw:marker-start="" draw:marker-start-width="0.227cm" draw:marker-start-center="false" draw:marker-end="" draw:marker-end-width="0.227cm" draw:marker-end-center="false" draw:stroke-linejoin="round" svg:stroke-linecap="round" draw:fill="gradient" draw:fill-color="#729fcf" draw:fill-gradient-name="Sunshine" draw:gradient-step-count="0" draw:textarea-horizontal-align="justify" draw:textarea-vertical-align="middle" draw:auto-grow-height="false" fo:min-height="0.727cm" fo:min-width="0.353cm" fo:padding-top="0.134cm" fo:padding-bottom="0.134cm" fo:padding-left="0.259cm" fo:padding-right="0.259cm" fo:wrap-option="wrap" draw:shadow="visible" draw:shadow-offset-x="0.071cm" draw:shadow-offset-y="0.071cm" draw:shadow-color="#ffbf00" loext:decorative="false"/>
    </style:style>
    <style:style style:name="gr38" style:family="graphic" style:parent-style-name="Object_20_with_20_no_20_fill_20_and_20_no_20_line" style:list-style-name="L2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39" style:family="graphic" style:parent-style-name="Object_20_with_20_no_20_fill_20_and_20_no_20_line" style:list-style-name="L2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0" style:family="graphic" style:parent-style-name="standard" style:list-style-name="L2">
      <style:graphic-properties draw:stroke="none" svg:stroke-width="0.106cm" svg:stroke-color="#3465a4" draw:marker-start="" draw:marker-start-width="0.252cm" draw:marker-start-center="false" draw:marker-end="" draw:marker-end-width="0.252cm" draw:marker-end-center="false" svg:stroke-linecap="butt" draw:fill="solid" draw:fill-color="#4472c4" draw:secondary-fill-color="#4472c4" draw:textarea-horizontal-align="justify" draw:textarea-vertical-align="middle" draw:auto-grow-height="false" draw:fit-to-size="false" style:shrink-to-fit="false" fo:min-height="2.717cm" fo:min-width="4.467cm" fo:padding-top="0.142cm" fo:padding-bottom="0.142cm" fo:padding-left="0.267cm" fo:padding-right="0.267cm" fo:wrap-option="wrap" draw:shadow="hidden" draw:shadow-offset-x="0cm" draw:shadow-offset-y="1.058cm" draw:shadow-color="#808080" draw:shadow-opacity="40%" loext:decorative="false"/>
    </style:style>
    <style:style style:name="gr41" style:family="graphic" style:parent-style-name="standard" style:list-style-name="L2">
      <style:graphic-properties draw:stroke="solid" svg:stroke-width="0.2cm" svg:stroke-color="#ffffff" draw:marker-start="" draw:marker-start-width="0.5cm" draw:marker-start-center="false" draw:marker-end="" draw:marker-end-width="0.5cm" draw:marker-end-center="false" draw:fill="gradient" draw:fill-color="#729fcf" draw:fill-gradient-name="Gradient_20_9" draw:gradient-step-count="0" draw:opacity="100%" draw:textarea-horizontal-align="justify" draw:textarea-vertical-align="middle" draw:auto-grow-height="false" fo:min-height="0.54cm" fo:min-width="2.015cm" fo:padding-top="0.225cm" fo:padding-bottom="0.225cm" fo:padding-left="0.35cm" fo:padding-right="0.35cm" fo:wrap-option="wrap" draw:shadow="visible" draw:shadow-offset-x="-0.212cm" draw:shadow-offset-y="0cm" draw:shadow-color="#ff8000" loext:decorative="false"/>
    </style:style>
    <style:style style:name="gr42" style:family="graphic" style:parent-style-name="standard" style:list-style-name="L2">
      <style:graphic-properties draw:stroke="solid" svg:stroke-width="0.2cm" svg:stroke-color="#ffffff" draw:marker-start="" draw:marker-start-width="0.5cm" draw:marker-start-center="false" draw:marker-end="" draw:marker-end-width="0.5cm" draw:marker-end-center="false" draw:fill="gradient" draw:fill-color="#729fcf" draw:fill-gradient-name="Gradient_20_7" draw:gradient-step-count="0" draw:opacity="100%" draw:textarea-horizontal-align="justify" draw:textarea-vertical-align="middle" draw:auto-grow-height="false" fo:min-height="0.54cm" fo:min-width="2.017cm" fo:padding-top="0.225cm" fo:padding-bottom="0.225cm" fo:padding-left="0.35cm" fo:padding-right="0.35cm" fo:wrap-option="wrap" draw:shadow="visible" draw:shadow-offset-x="0.212cm" draw:shadow-offset-y="0cm" draw:shadow-color="#2a6099" loext:decorative="false"/>
    </style:style>
    <style:style style:name="gr43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75cm" fo:min-width="1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P1" style:family="paragraph">
      <loext:graphic-properties draw:fill="solid" draw:fill-color="#b2b2b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ff3838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P3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-color="#c5cae9" draw:opacity="67%"/>
      <style:paragraph-properties fo:text-align="center"/>
      <style:text-properties fo:color="#c5cae9" loext:opacity="100%"/>
    </style:style>
    <style:style style:name="P5" style:family="paragraph">
      <loext:graphic-properties draw:fill="solid" draw:fill-color="#3faf46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fo:color="#ffffff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  <style:text-properties fo:color="#424242" loext:opacity="100%" style:font-name="Alef" fo:font-size="24pt" fo:font-weight="bold" style:font-size-asian="24pt" style:font-weight-asian="bold" style:font-size-complex="24pt" style:font-weight-complex="bold"/>
    </style:style>
    <style:style style:name="P8" style:family="paragraph">
      <loext:graphic-properties draw:fill="none"/>
      <style:paragraph-properties fo:text-align="center" style:writing-mode="lr-tb"/>
      <style:text-properties fo:color="#424242" loext:opacity="100%" style:font-name="Alef" fo:font-size="24pt" fo:font-weight="bold" style:font-size-asian="24pt" style:font-weight-asian="bold" style:font-size-complex="24pt" style:font-weight-complex="bold"/>
    </style:style>
    <style:style style:name="P9" style:family="paragraph">
      <style:paragraph-properties fo:text-align="center"/>
      <style:text-properties fo:color="#ad1457" loext:opacity="100%" style:font-name="Comic Sans MS" fo:font-size="16pt" fo:font-weight="bold" style:font-weight-asian="bold" style:font-weight-complex="bold"/>
    </style:style>
    <style:style style:name="P10" style:family="paragraph">
      <loext:graphic-properties draw:fill="none"/>
      <style:paragraph-properties fo:text-align="center" style:writing-mode="lr-tb"/>
      <style:text-properties fo:color="#ad1457" loext:opacity="100%" style:font-name="Comic Sans MS" fo:font-size="16pt" fo:font-weight="bold" style:font-weight-asian="bold" style:font-weight-complex="bold"/>
    </style:style>
    <style:style style:name="P11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solid" draw:fill-color="#eeeeee" draw:opacity="3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style:paragraph-properties fo:text-align="center"/>
    </style:style>
    <style:style style:name="P15" style:family="paragraph">
      <loext:graphic-properties draw:fill-color="#c5cae9"/>
      <style:paragraph-properties fo:text-align="center" style:writing-mode="lr-tb"/>
    </style:style>
    <style:style style:name="P16" style:family="paragraph">
      <style:paragraph-properties fo:text-align="center"/>
      <style:text-properties fo:letter-spacing="0.2cm" fo:font-weight="bold" style:font-weight-asian="bold" style:font-weight-complex="bold"/>
    </style:style>
    <style:style style:name="P17" style:family="paragraph">
      <style:paragraph-properties fo:text-align="center" style:writing-mode="lr-tb"/>
      <style:text-properties fo:letter-spacing="0.2cm" fo:font-weight="bold" style:font-weight-asian="bold" style:font-weight-complex="bold"/>
    </style:style>
    <style:style style:name="P18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000000" loext:opacity="100%" style:text-outline="false" style:text-line-through-style="none" style:text-line-through-type="none" style:font-name="Liberation Sans" fo:font-size="18pt" fo:font-style="normal" fo:text-shadow="1pt 1pt" style:text-underline-style="none" fo:font-weight="bold" style:letter-kerning="true" style:font-name-asian="Microsoft YaHei" style:font-size-asian="18pt" style:font-style-asian="normal" style:font-weight-asian="bold" style:font-name-complex="Mangal" style:font-size-complex="18pt" style:font-style-complex="normal" style:font-weight-complex="bold" style:text-emphasize="none" style:font-relief="none" style:text-overline-style="none" style:text-overline-color="font-color"/>
    </style:style>
    <style:style style:name="P19" style:family="paragraph">
      <loext:graphic-properties draw:fill="solid" draw:fill-color="#eeeeee" draw:opacity="30%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000000" loext:opacity="100%" style:text-outline="false" style:text-line-through-style="none" style:text-line-through-type="none" style:font-name="Liberation Sans" fo:font-size="18pt" fo:font-style="normal" fo:text-shadow="1pt 1pt" style:text-underline-style="none" fo:font-weight="bold" style:letter-kerning="true" style:font-name-asian="Microsoft YaHei" style:font-size-asian="18pt" style:font-style-asian="normal" style:font-weight-asian="bold" style:font-name-complex="Mangal" style:font-size-complex="18pt" style:font-style-complex="normal" style:font-weight-complex="bold" style:text-emphasize="none" style:font-relief="none" style:text-overline-style="none" style:text-overline-color="font-color"/>
    </style:style>
    <style:style style:name="P20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loext:graphic-properties draw:fill="gradient" draw:fill-color="#729fcf" draw:fill-gradient-name="Sunshine" draw:gradient-step-count="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style:paragraph-properties fo:margin-left="0cm" fo:margin-right="0cm" fo:margin-top="0cm" fo:margin-bottom="0cm" fo:line-height="100%" fo:text-align="center" fo:text-indent="0cm"/>
    </style:style>
    <style:style style:name="P2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de7" loext:opacity="100%" style:text-outline="false" style:text-line-through-style="none" style:text-line-through-type="none" style:text-position="0% 100%" style:font-name="Arial Black" fo:font-size="20pt" fo:letter-spacing="0.12cm" fo:font-style="normal" fo:text-shadow="none" style:text-underline-style="none" fo:font-weight="bold" style:letter-kerning="true" fo:background-color="transparent" style:font-name-asian="Microsoft YaHei" style:font-size-asian="18pt" style:font-style-asian="normal" style:font-weight-asian="bold" style:font-name-complex="Lucida Sans" style:font-size-complex="18pt" style:font-style-complex="normal" style:font-weight-complex="bold" style:text-emphasize="none" style:font-relief="none" style:text-overline-style="none" style:text-overline-color="font-color"/>
    </style:style>
    <style:style style:name="P2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5" style:family="paragraph">
      <loext:graphic-properties draw:fill="solid" draw:fill-color="#4472c4" draw:secondary-fill-color="#4472c4"/>
      <style:paragraph-properties fo:margin-left="0cm" fo:margin-right="0cm" fo:margin-top="0cm" fo:margin-bottom="0cm" fo:line-height="100%" fo:text-align="center" fo:text-indent="0cm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loext:graphic-properties draw:fill="gradient" draw:fill-color="#729fcf" draw:fill-gradient-name="Gradient_20_9" draw:gradient-step-count="0" draw:opacity="10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loext:graphic-properties draw:fill="gradient" draw:fill-color="#729fcf" draw:fill-gradient-name="Gradient_20_7" draw:gradient-step-count="0" draw:opacity="10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8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29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424242" loext:opacity="100%" style:font-name="Alef" fo:font-size="24pt" fo:font-weight="normal" style:font-size-asian="24pt" style:font-weight-asian="bold" style:font-size-complex="24pt" style:font-weight-complex="bold"/>
    </style:style>
    <style:style style:name="T2" style:family="text">
      <style:text-properties fo:color="#ad1457" loext:opacity="100%" style:font-name="Comic Sans MS" fo:font-size="16pt" fo:font-weight="bold" style:font-weight-asian="bold" style:font-weight-complex="bold"/>
    </style:style>
    <style:style style:name="T3" style:family="text">
      <style:text-properties fo:letter-spacing="0.2cm" fo:font-weight="bold" style:font-weight-asian="bold" style:font-weight-complex="bold"/>
    </style:style>
    <style:style style:name="T4" style:family="text">
      <style:text-properties fo:color="#000000" loext:opacity="100%" fo:text-shadow="1pt 1pt" fo:font-weight="bold" style:font-weight-asian="bold" style:font-weight-complex="bold"/>
    </style:style>
    <style:style style:name="T5" style:family="text">
      <style:text-properties fo:font-variant="normal" fo:text-transform="none" fo:color="#fffde7" loext:opacity="100%" style:text-outline="false" style:text-line-through-style="none" style:text-line-through-type="none" style:text-position="0% 100%" style:font-name="Arial Black" fo:font-size="20pt" fo:letter-spacing="0.12cm" fo:font-style="normal" fo:text-shadow="none" style:text-underline-style="none" fo:font-weight="bold" style:letter-kerning="true" fo:background-color="transparent" style:font-name-asian="Microsoft YaHei" style:font-size-asian="18pt" style:font-style-asian="normal" style:font-weight-asian="bold" style:font-name-complex="Lucida 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✗">
        <style:list-level-properties text:space-before="0.01cm" text:min-label-width="0.6cm"/>
        <style:text-properties fo:font-family="OpenSymbol" style:font-charset="x-symbol" fo:color="#ffffff" fo:font-size="45%"/>
      </text:list-level-style-bullet>
      <text:list-level-style-bullet text:level="2" text:bullet-char="✗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✗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✗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✗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✗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✗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✗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✗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✗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✔">
        <style:list-level-properties text:space-before="0.01cm" text:min-label-width="0.6cm"/>
        <style:text-properties fo:font-family="OpenSymbol" style:font-charset="x-symbol" fo:color="#ffffff" fo:font-size="45%"/>
      </text:list-level-style-bullet>
      <text:list-level-style-bullet text:level="2" text:bullet-char="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name="toggle-unchecked" draw:style-name="gr1">
          <draw:custom-shape draw:style-name="gr2" draw:text-style-name="P1" draw:layer="layout" svg:width="0.75cm" svg:height="0.3cm" svg:x="13.066cm" svg:y="9.51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2" draw:layer="layout" svg:width="0.45cm" svg:height="0.45cm" svg:x="13.066cm" svg:y="9.4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4" draw:text-style-name="P3" draw:layer="layout" svg:width="0.275cm" svg:height="0cm" draw:transform="rotate (0.785398163397448) translate (13.1936251578283cm 9.77587689393943cm)" svg:viewBox="0 0 276 0" svg:d="M0 0c92 0 183 0 276 0">
            <text:p/>
          </draw:path>
          <draw:path draw:style-name="gr5" draw:text-style-name="P3" draw:layer="layout" svg:width="0.275cm" svg:height="0.002cm" draw:transform="skewX (0.0102974425867666) rotate (2.36719006447991) translate (13.3880075757576cm 9.77587689393943cm)" svg:viewBox="0 0 276 3" svg:d="M0 0c92 1 183 3 276 3">
            <text:p/>
          </draw:path>
        </draw:g>
        <draw:custom-shape draw:style-name="gr6" draw:text-style-name="P4" draw:layer="layout" svg:width="4.763cm" svg:height="4.445cm" svg:x="14.97cm" svg:y="16.875cm">
          <text:p/>
          <draw:enhanced-geometry svg:viewBox="0 0 21600 21600" draw:type="rectangle" draw:enhanced-path="M 0 0 L 21600 0 21600 21600 0 21600 0 0 Z N"/>
        </draw:custom-shape>
        <draw:g draw:name="toggle-checked" draw:style-name="gr1">
          <draw:custom-shape draw:style-name="gr7" draw:text-style-name="P1" draw:layer="layout" svg:width="0.75cm" svg:height="0.3cm" svg:x="13.085cm" svg:y="9.392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5" draw:layer="layout" svg:width="0.45cm" svg:height="0.45cm" svg:x="13.385cm" svg:y="9.31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olyline draw:style-name="gr9" draw:text-style-name="P3" draw:layer="layout" svg:width="0.194cm" svg:height="0.149cm" svg:x="13.511cm" svg:y="9.457cm" svg:viewBox="0 0 195 150" draw:points="0,84 66,150 195,0">
            <text:p/>
          </draw:polyline>
        </draw:g>
        <draw:line draw:style-name="gr10" draw:text-style-name="P6" draw:layer="layout" svg:x1="15.259cm" svg:y1="17.949cm" svg:x2="19.385cm" svg:y2="18.021cm">
          <text:p/>
        </draw:line>
        <draw:custom-shape draw:style-name="gr11" draw:text-style-name="P8" draw:layer="layout" svg:width="3.491cm" svg:height="0.635cm" draw:transform="rotate (-0.0174532925199433) translate (16.329cm 17.167cm)">
          <text:p text:style-name="P7"><text:span text:style-name="T1">Model</text:span>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2.223cm" svg:height="0.635cm" svg:x="16.24cm" svg:y="19.415cm">
          <text:p text:style-name="P9"><text:span text:style-name="T2">Year</text:span></text:p>
          <draw:enhanced-geometry svg:viewBox="0 0 21600 21600" draw:type="rectangle" draw:enhanced-path="M 0 0 L 21600 0 21600 21600 0 21600 0 0 Z N"/>
        </draw:custom-shape>
        <draw:g draw:style-name="gr13">
          <draw:glue-point draw:id="4" svg:x="5cm" svg:y="-5cm"/>
          <draw:glue-point draw:id="5" svg:x="5cm" svg:y="5cm"/>
          <draw:line draw:style-name="gr14" draw:text-style-name="P11" draw:layer="layout" svg:x1="16.689cm" svg:y1="10.232cm" svg:x2="16.689cm" svg:y2="10.482cm">
            <text:p/>
          </draw:line>
          <draw:line draw:style-name="gr15" draw:text-style-name="P11" draw:layer="layout" svg:x1="16.439cm" svg:y1="10.482cm" svg:x2="16.689cm" svg:y2="10.982cm">
            <text:p/>
          </draw:line>
          <draw:line draw:style-name="gr16" draw:text-style-name="P11" draw:layer="layout" svg:x1="16.689cm" svg:y1="10.982cm" svg:x2="16.689cm" svg:y2="11.232cm">
            <text:p/>
          </draw:line>
        </draw:g>
        <draw:g draw:name="configure" draw:style-name="gr1">
          <draw:custom-shape draw:style-name="gr17" draw:text-style-name="P12" draw:layer="layout" svg:width="1cm" svg:height="1cm" svg:x="6.08cm" svg:y="18.145cm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8" draw:text-style-name="P13" draw:layer="layout" svg:x1="6.33cm" svg:y1="18.519cm" svg:x2="6.58cm" svg:y2="18.52cm">
            <text:p/>
          </draw:line>
          <draw:line draw:style-name="gr19" draw:text-style-name="P13" draw:layer="layout" svg:x1="6.517cm" svg:y1="18.77cm" svg:x2="6.83cm" svg:y2="18.77cm">
            <text:p/>
          </draw:line>
          <draw:custom-shape draw:style-name="gr20" draw:text-style-name="P13" draw:layer="layout" svg:width="0.125cm" svg:height="0.125cm" svg:x="6.58cm" svg:y="18.4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3" draw:layer="layout" svg:width="0.125cm" svg:height="0.125cm" svg:x="6.392cm" svg:y="18.7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2" draw:text-style-name="P13" draw:layer="layout" svg:x1="6.33cm" svg:y1="18.77cm" svg:x2="6.392cm" svg:y2="18.77cm">
            <text:p/>
          </draw:line>
          <draw:line draw:style-name="gr23" draw:text-style-name="P13" draw:layer="layout" svg:x1="6.83cm" svg:y1="18.52cm" svg:x2="6.705cm" svg:y2="18.52cm">
            <text:p/>
          </draw:line>
        </draw:g>
        <draw:custom-shape draw:style-name="gr24" draw:text-style-name="P15" draw:layer="layout" svg:width="3.81cm" svg:height="0.953cm" svg:x="15.288cm" svg:y="18.462cm">
          <text:p text:style-name="P14">Bounds</text:p>
          <draw:enhanced-geometry svg:viewBox="0 0 21600 21600" draw:type="rectangle" draw:enhanced-path="M 0 0 L 21600 0 21600 21600 0 21600 0 0 Z N"/>
        </draw:custom-shape>
        <draw:custom-shape draw:style-name="gr25" draw:text-style-name="P17" draw:layer="layout" svg:width="16.984cm" svg:height="1.228cm" draw:transform="skewX (-8.9230369554094E-017) rotate (0.628318530717959) translate (0.602cm 11.427cm)">
          <text:p text:style-name="P16"><text:span text:style-name="T3">Timescale</text:span></text:p>
          <draw:enhanced-geometry svg:viewBox="0 0 21600 21600" draw:type="rectangle" draw:enhanced-path="M 0 0 L 21600 0 21600 21600 0 21600 0 0 Z N"/>
        </draw:custom-shape>
        <draw:g draw:name="view-calendar" draw:style-name="gr1">
          <draw:custom-shape draw:style-name="gr26" draw:text-style-name="P19" draw:layer="layout" svg:width="5.702cm" svg:height="4.679cm" svg:x="8.937cm" svg:y="7.116cm">
            <text:p text:style-name="P18"><text:span text:style-name="T4">Day/Month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olygon draw:style-name="gr27" draw:text-style-name="P20" draw:layer="layout" svg:width="2.85cm" svg:height="2.048cm" svg:x="10.357cm" svg:y="8.571cm" svg:viewBox="0 0 2851 2049" draw:points="0,2049 2851,2049 2851,0 0,0">
            <text:p/>
          </draw:polygon>
          <draw:polygon draw:style-name="gr28" draw:text-style-name="P13" draw:layer="layout" svg:width="0.289cm" svg:height="0.712cm" draw:transform="rotate (-1.5707963267949) translate (11.423072cm 8.281071cm)" svg:viewBox="0 0 290 713" draw:points="0,713 290,713 290,0 0,0">
            <text:p/>
          </draw:polygon>
          <draw:polygon draw:style-name="gr29" draw:text-style-name="P13" draw:layer="layout" svg:width="0.289cm" svg:height="0.712cm" draw:transform="rotate (-1.5707963267949) translate (12.848572cm 8.281071cm)" svg:viewBox="0 0 290 713" draw:points="0,713 290,713 290,0 0,0">
            <text:p/>
          </draw:polygon>
          <draw:polygon draw:style-name="gr30" draw:text-style-name="P13" draw:layer="layout" svg:width="0.289cm" svg:height="0.353cm" draw:transform="rotate (-1.5707963267949) translate (12.84287cm 10.035696cm)" svg:viewBox="0 0 290 354" draw:points="0,354 290,354 290,0 0,0">
            <text:p/>
          </draw:polygon>
          <draw:polygon draw:style-name="gr31" draw:text-style-name="P13" draw:layer="layout" svg:width="0.289cm" svg:height="0.353cm" draw:transform="rotate (-1.5707963267949) translate (12.84287cm 9.450821cm)" svg:viewBox="0 0 290 354" draw:points="0,354 290,354 290,0 0,0">
            <text:p/>
          </draw:polygon>
          <draw:polygon draw:style-name="gr32" draw:text-style-name="P13" draw:layer="layout" svg:width="0.289cm" svg:height="0.353cm" draw:transform="rotate (-1.5707963267949) translate (12.84287cm 8.865946cm)" svg:viewBox="0 0 290 354" draw:points="0,354 290,354 290,0 0,0">
            <text:p/>
          </draw:polygon>
          <draw:polygon draw:style-name="gr33" draw:text-style-name="P13" draw:layer="layout" svg:width="0.289cm" svg:height="0.353cm" draw:transform="rotate (-1.5707963267949) translate (12.13012cm 9.450821cm)" svg:viewBox="0 0 290 354" draw:points="0,354 290,354 290,0 0,0">
            <text:p/>
          </draw:polygon>
          <draw:polygon draw:style-name="gr34" draw:text-style-name="P13" draw:layer="layout" svg:width="0.289cm" svg:height="0.353cm" draw:transform="rotate (-1.5707963267949) translate (12.13012cm 8.865946cm)" svg:viewBox="0 0 290 354" draw:points="0,354 290,354 290,0 0,0">
            <text:p/>
          </draw:polygon>
          <draw:polygon draw:style-name="gr35" draw:text-style-name="P13" draw:layer="layout" svg:width="0.289cm" svg:height="0.353cm" draw:transform="rotate (-1.5707963267949) translate (11.423072cm 9.450821cm)" svg:viewBox="0 0 290 354" draw:points="0,354 290,354 290,0 0,0">
            <text:p/>
          </draw:polygon>
          <draw:polygon draw:style-name="gr36" draw:text-style-name="P13" draw:layer="layout" svg:width="0.289cm" svg:height="0.353cm" draw:transform="rotate (-1.5707963267949) translate (11.423072cm 8.865946cm)" svg:viewBox="0 0 290 354" draw:points="0,354 290,354 290,0 0,0">
            <text:p/>
          </draw:polygon>
        </draw:g>
        <draw:custom-shape draw:name="Sun" draw:style-name="gr37" draw:text-style-name="P21" draw:layer="layout" svg:width="2.463cm" svg:height="2.813cm" svg:x="0.682cm" svg:y="0.727cm">
          <text:p/>
          <draw:enhanced-geometry svg:viewBox="0 0 21600 21600" draw:glue-points="10800 0 0 10800 10800 21600 21600 10800" draw:text-areas="?f52 ?f52 ?f53 ?f53" draw:type="sun" draw:modifiers="5400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360 Z N">
            <draw:equation draw:name="f0" draw:formula="$0 "/>
            <draw:equation draw:name="f1" draw:formula="21600-$0 "/>
            <draw:equation draw:name="f2" draw:formula="$0 -2700"/>
            <draw:equation draw:name="f3" draw:formula="?f2 *5080/7425"/>
            <draw:equation draw:name="f4" draw:formula="?f3 +2540"/>
            <draw:equation draw:name="f5" draw:formula="10125-$0 "/>
            <draw:equation draw:name="f6" draw:formula="?f5 *2120/7425"/>
            <draw:equation draw:name="f7" draw:formula="?f6 +210"/>
            <draw:equation draw:name="f8" draw:formula="10800+?f7 "/>
            <draw:equation draw:name="f9" draw:formula="10800-?f7 "/>
            <draw:equation draw:name="f10" draw:formula="(cos(45*(pi/180))*(0-10800)+sin(45*(pi/180))*(10800-10800))+10800"/>
            <draw:equation draw:name="f11" draw:formula="-(sin(45*(pi/180))*(0-10800)-cos(45*(pi/180))*(10800-10800))+10800"/>
            <draw:equation draw:name="f12" draw:formula="(cos(45*(pi/180))*(?f4 -10800)+sin(45*(pi/180))*(?f8 -10800))+10800"/>
            <draw:equation draw:name="f13" draw:formula="-(sin(45*(pi/180))*(?f4 -10800)-cos(45*(pi/180))*(?f8 -10800))+10800"/>
            <draw:equation draw:name="f14" draw:formula="(cos(45*(pi/180))*(?f4 -10800)+sin(45*(pi/180))*(?f9 -10800))+10800"/>
            <draw:equation draw:name="f15" draw:formula="-(sin(45*(pi/180))*(?f4 -10800)-cos(45*(pi/180))*(?f9 -10800))+10800"/>
            <draw:equation draw:name="f16" draw:formula="(cos(90*(pi/180))*(0-10800)+sin(90*(pi/180))*(10800-10800))+10800"/>
            <draw:equation draw:name="f17" draw:formula="-(sin(90*(pi/180))*(0-10800)-cos(90*(pi/180))*(10800-10800))+10800"/>
            <draw:equation draw:name="f18" draw:formula="(cos(90*(pi/180))*(?f4 -10800)+sin(90*(pi/180))*(?f8 -10800))+10800"/>
            <draw:equation draw:name="f19" draw:formula="-(sin(90*(pi/180))*(?f4 -10800)-cos(90*(pi/180))*(?f8 -10800))+10800"/>
            <draw:equation draw:name="f20" draw:formula="(cos(90*(pi/180))*(?f4 -10800)+sin(90*(pi/180))*(?f9 -10800))+10800"/>
            <draw:equation draw:name="f21" draw:formula="-(sin(90*(pi/180))*(?f4 -10800)-cos(90*(pi/180))*(?f9 -10800))+10800"/>
            <draw:equation draw:name="f22" draw:formula="(cos(135*(pi/180))*(0-10800)+sin(135*(pi/180))*(10800-10800))+10800"/>
            <draw:equation draw:name="f23" draw:formula="-(sin(135*(pi/180))*(0-10800)-cos(135*(pi/180))*(10800-10800))+10800"/>
            <draw:equation draw:name="f24" draw:formula="(cos(135*(pi/180))*(?f4 -10800)+sin(135*(pi/180))*(?f8 -10800))+10800"/>
            <draw:equation draw:name="f25" draw:formula="-(sin(135*(pi/180))*(?f4 -10800)-cos(135*(pi/180))*(?f8 -10800))+10800"/>
            <draw:equation draw:name="f26" draw:formula="(cos(135*(pi/180))*(?f4 -10800)+sin(135*(pi/180))*(?f9 -10800))+10800"/>
            <draw:equation draw:name="f27" draw:formula="-(sin(135*(pi/180))*(?f4 -10800)-cos(135*(pi/180))*(?f9 -10800))+10800"/>
            <draw:equation draw:name="f28" draw:formula="(cos(180*(pi/180))*(0-10800)+sin(180*(pi/180))*(10800-10800))+10800"/>
            <draw:equation draw:name="f29" draw:formula="-(sin(180*(pi/180))*(0-10800)-cos(180*(pi/180))*(10800-10800))+10800"/>
            <draw:equation draw:name="f30" draw:formula="(cos(180*(pi/180))*(?f4 -10800)+sin(180*(pi/180))*(?f8 -10800))+10800"/>
            <draw:equation draw:name="f31" draw:formula="-(sin(180*(pi/180))*(?f4 -10800)-cos(180*(pi/180))*(?f8 -10800))+10800"/>
            <draw:equation draw:name="f32" draw:formula="(cos(180*(pi/180))*(?f4 -10800)+sin(180*(pi/180))*(?f9 -10800))+10800"/>
            <draw:equation draw:name="f33" draw:formula="-(sin(180*(pi/180))*(?f4 -10800)-cos(180*(pi/180))*(?f9 -10800))+10800"/>
            <draw:equation draw:name="f34" draw:formula="(cos(225*(pi/180))*(0-10800)+sin(225*(pi/180))*(10800-10800))+10800"/>
            <draw:equation draw:name="f35" draw:formula="-(sin(225*(pi/180))*(0-10800)-cos(225*(pi/180))*(10800-10800))+10800"/>
            <draw:equation draw:name="f36" draw:formula="(cos(225*(pi/180))*(?f4 -10800)+sin(225*(pi/180))*(?f8 -10800))+10800"/>
            <draw:equation draw:name="f37" draw:formula="-(sin(225*(pi/180))*(?f4 -10800)-cos(225*(pi/180))*(?f8 -10800))+10800"/>
            <draw:equation draw:name="f38" draw:formula="(cos(225*(pi/180))*(?f4 -10800)+sin(225*(pi/180))*(?f9 -10800))+10800"/>
            <draw:equation draw:name="f39" draw:formula="-(sin(225*(pi/180))*(?f4 -10800)-cos(225*(pi/180))*(?f9 -10800))+10800"/>
            <draw:equation draw:name="f40" draw:formula="(cos(270*(pi/180))*(0-10800)+sin(270*(pi/180))*(10800-10800))+10800"/>
            <draw:equation draw:name="f41" draw:formula="-(sin(270*(pi/180))*(0-10800)-cos(270*(pi/180))*(10800-10800))+10800"/>
            <draw:equation draw:name="f42" draw:formula="(cos(270*(pi/180))*(?f4 -10800)+sin(270*(pi/180))*(?f8 -10800))+10800"/>
            <draw:equation draw:name="f43" draw:formula="-(sin(270*(pi/180))*(?f4 -10800)-cos(270*(pi/180))*(?f8 -10800))+10800"/>
            <draw:equation draw:name="f44" draw:formula="(cos(270*(pi/180))*(?f4 -10800)+sin(270*(pi/180))*(?f9 -10800))+10800"/>
            <draw:equation draw:name="f45" draw:formula="-(sin(270*(pi/180))*(?f4 -10800)-cos(270*(pi/180))*(?f9 -10800))+10800"/>
            <draw:equation draw:name="f46" draw:formula="(cos(315*(pi/180))*(0-10800)+sin(315*(pi/180))*(10800-10800))+10800"/>
            <draw:equation draw:name="f47" draw:formula="-(sin(315*(pi/180))*(0-10800)-cos(315*(pi/180))*(10800-10800))+10800"/>
            <draw:equation draw:name="f48" draw:formula="(cos(315*(pi/180))*(?f4 -10800)+sin(315*(pi/180))*(?f8 -10800))+10800"/>
            <draw:equation draw:name="f49" draw:formula="-(sin(315*(pi/180))*(?f4 -10800)-cos(315*(pi/180))*(?f8 -10800))+10800"/>
            <draw:equation draw:name="f50" draw:formula="(cos(315*(pi/180))*(?f4 -10800)+sin(315*(pi/180))*(?f9 -10800))+10800"/>
            <draw:equation draw:name="f51" draw:formula="-(sin(315*(pi/180))*(?f4 -10800)-cos(315*(pi/180))*(?f9 -10800))+10800"/>
            <draw:equation draw:name="f52" draw:formula="(cos(45*(pi/180))*($0 -10800)+sin(45*(pi/180))*(10800-10800))+10800"/>
            <draw:equation draw:name="f53" draw:formula="(cos(225*(pi/180))*($0 -10800)+sin(225*(pi/180))*(10800-10800))+10800"/>
            <draw:equation draw:name="f54" draw:formula="10800-$0 "/>
            <draw:handle draw:handle-position="$0 10800" draw:handle-range-x-minimum="2700" draw:handle-range-x-maximum="10125"/>
          </draw:enhanced-geometry>
        </draw:custom-shape>
        <draw:frame draw:name="Earth" draw:style-name="gr38" draw:text-style-name="P23" draw:layer="layout" svg:width="3.175cm" svg:height="3.175cm" svg:x="3.222cm" svg:y="2.905cm">
          <draw:image xlink:href="Pictures/10000001000001B10000019DC3C88DD1.png" xlink:type="simple" xlink:show="embed" xlink:actuate="onLoad" draw:mime-type="image/png">
            <text:p text:style-name="P22"><text:span text:style-name="T5">SOL3</text:span></text:p>
          </draw:image>
        </draw:frame>
        <draw:frame draw:name="Checkbox-Checked" draw:style-name="gr39" draw:text-style-name="P24" draw:layer="layout" svg:width="2.83cm" svg:height="2.83cm" svg:x="5.155cm" svg:y="20.05cm">
          <draw:image xlink:href="Pictures/100003FE00000B0F00000B0F50E3C914.svg" xlink:type="simple" xlink:show="embed" xlink:actuate="onLoad" draw:mime-type="image/svg+xml">
            <text:p/>
          </draw:image>
          <draw:image xlink:href="Pictures/1000000100000086000000861F5E1C16.png" xlink:type="simple" xlink:show="embed" xlink:actuate="onLoad" draw:mime-type="image/png"/>
        </draw:frame>
        <draw:custom-shape draw:name="oval-arrow" draw:style-name="gr40" draw:text-style-name="P25" draw:layer="layout" svg:width="5cm" svg:height="3cm" svg:x="15.731cm" svg:y="1.436cm">
          <text:p/>
          <draw:enhanced-geometry draw:mirror-horizontal="false" draw:mirror-vertical="false" svg:viewBox="0 0 0 0" draw:extrusion="true" draw:extrusion-color="true" dr3d:shade-mode="flat" draw:extrusion-metal="false" draw:extrusion-diffusion="0%" draw:extrusion-first-light-direction="(-50000 -50000 10000)" draw:extrusion-second-light-direction="(50000 0 10000)" draw:extrusion-viewpoint="(3.472cm -3.472cm 25cm)" draw:extrusion-origin="0.5 -0.5" draw:extrusion-skew="50 -135" draw:extrusion-brightness="34%" draw:extrusion-light-face="true" draw:extrusion-first-light-harsh="true" draw:extrusion-second-light-harsh="false" draw:extrusion-first-light-level="66%" draw:extrusion-second-light-level="66%" draw:extrusion-depth="1cm 0" dr3d:projection="parallel" draw:extrusion-rotation-angle="5 0" loext:extrusion-specularity-loext="122%" draw:extrusion-specularity="100%" drawooo:sub-view-size="6791194 5236817" draw:text-areas="0 0 ?f0 ?f1" draw:type="ooxml-non-primitive" draw:enhanced-path="M 1255439 0 L 1304159 63956 C 874453 503674 609601 1122754 609601 1807817 609601 3154508 1633078 4246217 2895601 4246217 3843859 4246217 4657265 3630359 5000369 2752089 L 4234140 2578973 5763203 1433713 6791194 3156694 6008088 2979765 C 5705922 4272158 4492929 5236817 3043146 5236817 1362463 5236817 0 3940413 0 2341217 0 1378076 494199 524765 1255439 0 Z N">
            <draw:equation draw:name="f0" draw:formula="logwidth"/>
            <draw:equation draw:name="f1" draw:formula="logheight"/>
          </draw:enhanced-geometry>
        </draw:custom-shape>
        <draw:g draw:name="left-right-arrows" draw:style-name="gr1">
          <draw:custom-shape draw:style-name="gr41" draw:text-style-name="P26" draw:layer="layout" svg:width="3.25cm" svg:height="2cm" svg:x="0.404cm" svg:y="15.251cm">
            <text:p/>
            <draw:enhanced-geometry svg:viewBox="0 0 21600 21600" draw:mirror-horizontal="false" draw:mirror-vertical="false" draw:text-areas="?f7 ?f0 21600 ?f2" draw:type="left-arrow" draw:modifiers="7211.99600133289 5462.06896551724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2" draw:text-style-name="P27" draw:layer="layout" svg:width="3.25cm" svg:height="2cm" svg:x="3.154cm" svg:y="15.251cm">
            <text:p/>
            <draw:enhanced-geometry svg:viewBox="0 0 21600 21600" draw:text-areas="0 ?f0 ?f5 ?f2" draw:type="right-arrow" draw:modifiers="14423.9920026658 5462.06896551724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custom-shape draw:name="Decision" draw:style-name="gr43" draw:text-style-name="P29" draw:layer="layout" svg:width="3cm" svg:height="2cm" svg:x="1.064cm" svg:y="19.202cm">
          <text:p text:style-name="P28"><text:span text:style-name="T6">Decision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lef" svg:font-family="Alef" style:font-pitch="variable"/>
    <style:font-face style:name="Arial" svg:font-family="Arial" style:font-family-generic="roman" style:font-pitch="variable"/>
    <style:font-face style:name="Arial Black" svg:font-family="'Arial Black'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system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dee6ef" draw:end-color="#2a6099" draw:start-intensity="100%" draw:end-intensity="100%" draw:angle="300deg" draw:border="0%">
      <loext:gradient-stop svg:offset="0" loext:color-type="rgb" loext:color-value="#dee6ef"/>
      <loext:gradient-stop svg:offset="1" loext:color-type="rgb" loext:color-value="#2a6099"/>
    </draw:gradient>
    <draw:gradient draw:name="Gradient_20_9" draw:display-name="Gradient 9" draw:style="linear" draw:start-color="#ff8000" draw:end-color="#ffdbb6" draw:start-intensity="100%" draw:end-intensity="100%" draw:angle="300deg" draw:border="0%">
      <loext:gradient-stop svg:offset="0" loext:color-type="rgb" loext:color-value="#ff8000"/>
      <loext:gradient-stop svg:offset="1" loext:color-type="rgb" loext:color-value="#ffdbb6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Sunshine" draw:style="radial" draw:cx="66%" draw:cy="33%" draw:start-color="#ffbf00" draw:end-color="#ffff00" draw:start-intensity="100%" draw:end-intensity="100%" draw:border="33%">
      <loext:gradient-stop svg:offset="0" loext:color-type="rgb" loext:color-value="#ffbf00"/>
      <loext:gradient-stop svg:offset="1" loext:color-type="rgb" loext:color-value="#ffff00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Dashed_20__28_var_29__20_4" draw:display-name="Dashed (var) 4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6-12T20:53:42.377000000</meta:creation-date>
    <dc:date>2024-06-21T22:59:36.930000000</dc:date>
    <meta:editing-duration>P5DT5H26M6S</meta:editing-duration>
    <meta:editing-cycles>10</meta:editing-cycles>
    <meta:generator>LibreOffice/24.2.0.3$Windows_X86_64 LibreOffice_project/da48488a73ddd66ea24cf16bbc4f7b9c08e9bea1</meta:generator>
    <meta:document-statistic meta:object-count="47"/>
  </office:meta>
</office:document-meta>
</file>